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6604in" fo:margin-left="-0.0819in" style:page-number="auto" table:align="left" style:writing-mode="lr-tb"/>
    </style:style>
    <style:style style:name="Table1.A" style:family="table-column">
      <style:table-column-properties style:column-width="0.3285in"/>
    </style:style>
    <style:style style:name="Table1.B" style:family="table-column">
      <style:table-column-properties style:column-width="2.3715in"/>
    </style:style>
    <style:style style:name="Table1.C" style:family="table-column">
      <style:table-column-properties style:column-width="3.9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2667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officeooo:rsid="001d7291" officeooo:paragraph-rsid="001d7291"/>
    </style:style>
    <style:style style:name="P6" style:family="paragraph" style:parent-style-name="Standard">
      <style:paragraph-properties style:snap-to-layout-grid="false"/>
      <style:text-properties officeooo:rsid="001efd5f" officeooo:paragraph-rsid="001efd5f"/>
    </style:style>
    <style:style style:name="P7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T1" style:family="text">
      <style:text-properties officeooo:rsid="001d7291"/>
    </style:style>
    <style:style style:name="T2" style:family="text">
      <style:text-properties style:text-underline-style="solid" style:text-underline-width="auto" style:text-underline-color="font-color" fo:font-weight="normal" officeooo:rsid="001d729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efd5f" style:font-weight-asian="normal" style:font-weight-complex="normal"/>
    </style:style>
    <style:style style:name="T4" style:family="text">
      <style:text-properties officeooo:rsid="002155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ОТЧЕТ</text:p>
            <text:p text:style-name="P1">о научно-исследовательской работе за <text:span text:style-name="T1">2</text:span> семестр <text:span text:style-name="T1">2016</text:span>/<text:span text:style-name="T1">2017 </text:span>учебного года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3">ФИО студента</text:p>
          </table:table-cell>
          <table:covered-table-cell/>
          <table:table-cell table:style-name="Table1.A1" office:value-type="string">
            <text:p text:style-name="P5">Аникин Евгений Викторович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Факультет, группа</text:p>
          </table:table-cell>
          <table:covered-table-cell/>
          <table:table-cell table:style-name="Table1.A1" office:value-type="string">
            <text:p text:style-name="P5">ФОПФ, гр. 128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Базовая организация, кафедра </text:p>
          </table:table-cell>
          <table:covered-table-cell/>
          <table:table-cell table:style-name="Table1.A1" office:value-type="string">
            <text:p text:style-name="P5">Кафедра проблем физики и асторфизики</text:p>
          </table:table-cell>
        </table:table-row>
        <table:table-row table:style-name="Table1.5">
          <table:table-cell table:style-name="Table1.A2" table:number-columns-spanned="2" office:value-type="string">
            <text:p text:style-name="P3">Тема НИР</text:p>
          </table:table-cell>
          <table:covered-table-cell/>
          <table:table-cell table:style-name="Table1.A1" office:value-type="string">
            <text:p text:style-name="P6">Стабильность краевых состояний в топологическом </text:p>
            <text:p text:style-name="P6">изоляторе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Текущее состояние НИР за семестр (проделанная работа и полученные результаты)</text:p>
          </table:table-cell>
          <table:covered-table-cell/>
          <table:table-cell table:style-name="Table1.A1" office:value-type="string">
            <text:p text:style-name="P6">Найден спектр и волновые функции точечной примеси топологического изолятора. Точной диагонализацией найдены краевые состояния в топологическом изоляторе в присутствии примесей.</text:p>
            <text:p text:style-name="P6">Показано, что примесные состояния внутри щели </text:p>
            <text:p text:style-name="P6">оказывают значительное влияние на краевые состояния. Также построена модель сильной связи,</text:p>
            <text:p text:style-name="P6">эквивалентная kp-гамильтониану Кейна.</text:p>
            <text:p text:style-name="Standard"/>
          </table:table-cell>
        </table:table-row>
        <table:table-row table:style-name="Table1.1">
          <table:table-cell table:style-name="Table1.A2" table:number-rows-spanned="7" office:value-type="string">
            <text:p text:style-name="P7">Итоги НИР за семестр</text:p>
          </table:table-cell>
          <table:table-cell table:style-name="Table1.A2" office:value-type="string">
            <text:p text:style-name="P2">Доклады на научных конференциях, семинарах (авторы, название доклада и конференции, место проведения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Научные публикации (авторы, название работы и издания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Участие в конкурсах на лучшую НИР и выставках (авторы, название работы и конкурса (экспоната и выставки)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Медали, дипломы, грамоты, премии и т.п. на конкурсах на лучшую НИР и на выставках (авторы, название работы и конкурса (экспоната и выставки), вид награды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Проекты, поданные на конкурсы грантов (авторы, название и вид гранта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Полученные гранты (авторы, название и вид гранта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2" office:value-type="string">
            <text:p text:style-name="P2">Другое (заявки и охранные документы на объекты интеллектуальной собственности, проданные лицензии на их использование, стипендии Президента и Правительства РФ и т.п.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2" table:number-columns-spanned="2" office:value-type="string">
            <text:p text:style-name="P3">Материальная поддержка НИР студента за семестр (с указанием источника финансирования)</text:p>
          </table:table-cell>
          <table:covered-table-cell/>
          <table:table-cell table:style-name="Table1.A1" office:value-type="string">
            <text:p text:style-name="P5">Стипендия МФТИ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План работы на следующий семестр</text:p>
          </table:table-cell>
          <table:covered-table-cell/>
          <table:table-cell table:style-name="Table1.A1" office:value-type="string">
            <text:p text:style-name="P6">Исследовать транспортные свойства топологического изолятора с примесными состояниями в щели.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Отзыв научного руководителя</text:p>
          </table:table-cell>
          <table:covered-table-cell/>
          <table:table-cell table:style-name="Table1.A1" office:value-type="string">
            <text:p text:style-name="P4"/>
            <text:p text:style-name="Standard"/>
          </table:table-cell>
        </table:table-row>
        <table:table-row table:style-name="Table1.1">
          <table:table-cell table:style-name="Table1.A2" table:number-columns-spanned="2" office:value-type="string">
            <text:p text:style-name="P3">Оценка НИР студента за семестр</text:p>
          </table:table-cell>
          <table:covered-table-cell/>
          <table:table-cell table:style-name="Table1.A1" office:value-type="string">
            <text:p text:style-name="P4"/>
            <text:p text:style-name="Standard"/>
          </table:table-cell>
        </table:table-row>
      </table:table>
      <text:p text:style-name="P3"/>
      <text:p text:style-name="P3">Студент <text:span text:style-name="T2">Аникин Евгений Викторович</text:span> <text:s/><text:tab/><text:tab/><text:tab/>дата составления отчета <text:span text:style-name="T3">22</text:span><text:span text:style-name="T2"> мая 2016</text:span></text:p>
      <text:p text:style-name="P3">Научный руководитель <text:span text:style-name="T2">Арсеев Пётр Иварович</text:span> <text:tab/><text:tab/>/ФИО/</text:p>
      <text:p text:style-name="P3"><text:span text:style-name="T4">Зам. з</text:span>ав. кафедрой <text:span text:style-name="T3">Семёнов Андрей Георгиевич</text:span> <text:tab/>/ФИО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ЧЕТ</dc:title>
    <meta:initial-creator>Mipt</meta:initial-creator>
    <meta:creation-date>2008-10-29T16:35:00</meta:creation-date>
    <dc:date>2017-05-22T18:17:57.986595715</dc:date>
    <meta:print-date>2017-05-22T16:05:13.814590794</meta:print-date>
    <meta:editing-cycles>5</meta:editing-cycles>
    <meta:editing-duration>PT1H39M27S</meta:editing-duration>
    <meta:generator>LibreOffice/5.1.6.2$Linux_X86_64 LibreOffice_project/10m0$Build-2</meta:generator>
    <meta:document-statistic meta:table-count="1" meta:image-count="0" meta:object-count="0" meta:page-count="1" meta:paragraph-count="33" meta:word-count="245" meta:character-count="1869" meta:non-whitespace-character-count="1647"/>
  </office:meta>
</office:document-meta>
</file>